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F000000E4463F3D3D645F36FB.jpg" manifest:media-type="image/jpeg"/>
  <manifest:file-entry manifest:full-path="Pictures/10000201000003F50000018DA5608E2E8232F4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25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/>
    <style:style style:name="P4" style:family="paragraph">
      <style:paragraph-properties fo:text-align="center"/>
    </style:style>
    <style:style style:name="P5" style:family="paragraph"/>
    <style:style style:name="T1" style:family="text">
      <style:text-properties fo:font-size="18pt"/>
    </style:style>
    <style:style style:name="T2" style:family="text">
      <style:text-properties style:font-name="Liberation Sans2" fo:font-size="18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06cm" svg:height="6.032cm" svg:x="3.4cm" svg:y="0.868cm">
          <draw:image xlink:href="Pictures/100000000000009F000000E4463F3D3D645F36FB.jpg" xlink:type="simple" xlink:show="embed" xlink:actuate="onLoad" draw:mime-type="image/jpeg">
            <text:p/>
          </draw:image>
        </draw:frame>
        <draw:frame draw:style-name="gr2" draw:text-style-name="P1" draw:layer="layout" svg:width="4.206cm" svg:height="6.032cm" svg:x="11.8cm" svg:y="0.868cm">
          <draw:image xlink:href="Pictures/100000000000009F000000E4463F3D3D645F36FB.jpg" xlink:type="simple" xlink:show="embed" xlink:actuate="onLoad" draw:mime-type="image/jpeg">
            <text:p/>
          </draw:image>
        </draw:frame>
        <draw:frame draw:style-name="gr3" draw:text-style-name="P1" draw:layer="layout" svg:width="4.206cm" svg:height="6.032cm" svg:x="20.394cm" svg:y="0.9cm">
          <draw:image xlink:href="Pictures/100000000000009F000000E4463F3D3D645F36FB.jpg" xlink:type="simple" xlink:show="embed" xlink:actuate="onLoad" draw:mime-type="image/jpeg">
            <text:p/>
          </draw:image>
        </draw:frame>
        <draw:frame draw:style-name="gr4" draw:text-style-name="P2" draw:layer="layout" svg:width="2.682cm" svg:height="0.962cm" svg:x="3.4cm" svg:y="8.1cm">
          <draw:text-box>
            <text:p><text:span text:style-name="T1">Original</text:span></text:p>
          </draw:text-box>
        </draw:frame>
        <draw:frame draw:style-name="gr5" draw:text-style-name="P2" draw:layer="layout" svg:width="2.141cm" svg:height="0.962cm" svg:x="12.2cm" svg:y="8.3cm">
          <draw:text-box>
            <text:p><text:span text:style-name="T2">−</text:span><text:span text:style-name="T2">25</text:span><text:span text:style-name="T1">%</text:span></text:p>
          </draw:text-box>
        </draw:frame>
        <draw:frame draw:style-name="gr6" draw:text-style-name="P2" draw:layer="layout" svg:width="1.768cm" svg:height="0.962cm" svg:x="21.2cm" svg:y="8.1cm">
          <draw:text-box>
            <text:p><text:span text:style-name="T1">30%</text:span></text:p>
          </draw:text-box>
        </draw:frame>
        <draw:frame draw:style-name="gr7" draw:text-style-name="P3" draw:layer="layout" svg:width="13.8cm" svg:height="0.962cm" svg:x="0.4cm" svg:y="10.038cm">
          <draw:text-box>
            <text:p>Screenshot LibreOffice 7</text:p>
          </draw:text-box>
        </draw:frame>
        <draw:frame draw:style-name="gr8" draw:text-style-name="P4" draw:layer="layout" svg:width="21.442cm" svg:height="8.402cm" svg:x="3.258cm" svg:y="11.25cm">
          <draw:image xlink:href="Pictures/10000201000003F50000018DA5608E2E8232F4D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creation-date>2016-10-16T19:49:31.403000000</meta:creation-date>
    <dc:date>2020-08-05T10:23:34.265000000</dc:date>
    <meta:editing-duration>PT10M54S</meta:editing-duration>
    <meta:editing-cycles>4</meta:editing-cycles>
    <meta:generator>B_diverses/7.1.0.0.alpha0$Windows_X86_64 LibreOffice_project/12b966bd73a33b2a3d583e968c392f63a5d1f3a6</meta:generator>
    <dc:creator>Regina Henschel</dc:creator>
    <meta:document-statistic meta:object-count="31"/>
  </office:meta>
</office:document-meta>
</file>